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1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" style:family="text">
      <style:text-properties fo:color="#000000" style:font-name="Segoe UI Semibold1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text-position="super 58%" style:font-name="Segoe UI Semibold1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7" style:family="text">
      <style:text-properties fo:color="#000000" style:text-position="super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3.063cm" svg:x="1.524cm" svg:y="0.876cm">
          <draw:text-box>
            <text:p text:style-name="P1"><text:span text:style-name="T1">Old Testament Reading</text:span></text:p>
            <text:p text:style-name="P1"><text:span text:style-name="T2">Isaiah 25:6–9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892cm" svg:height="6.35cm" svg:x="1.479cm" svg:y="0.877cm">
          <draw:text-box>
            <text:p text:style-name="P4"><text:span text:style-name="T3">6</text:span><text:span text:style-name="T4">On this mountain the LORD of hosts will make for all peoples </text:span><text:span text:style-name="T5">a feast of rich food, a feast of well-aged wine, of rich food full of marrow, of aged wine well refin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4.638cm" svg:height="5.08cm" svg:x="1.619cm" svg:y="0.946cm">
          <draw:text-box>
            <text:p text:style-name="P4"><text:span text:style-name="T6">7</text:span><text:span text:style-name="T5">And he will swallow up on this mountain the covering that is cast over all peoples, the veil that is spread over all natio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6" draw:layer="layout" svg:width="24.892cm" svg:height="6.35cm" svg:x="1.524cm" svg:y="0.762cm">
          <draw:text-box>
            <text:p text:style-name="P4"><text:span text:style-name="T3">8</text:span><text:span text:style-name="T4">He will swallow up death forever; and the Lord GOD will wipe away tears from all faces, and the reproach of his people he will take away from all the earth, for the LORD has spok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5" draw:layer="layout" svg:width="24.892cm" svg:height="6.604cm" svg:x="1.524cm" svg:y="1.016cm">
          <draw:text-box>
            <text:p text:style-name="P4"><text:span text:style-name="T7">9</text:span><text:span text:style-name="T8">It will be said on that day. “Behold, this is our God; we have waited for him, that he might save us. This is the LORD; we have waited for him; let us be glad and rejoice in his salvation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20:14:15.821000000</meta:creation-date>
    <dc:title>Hymn template</dc:title>
    <meta:editing-duration>PT14M7S</meta:editing-duration>
    <meta:editing-cycles>7</meta:editing-cycles>
    <meta:generator>LibreOffice/5.4.1.2$Windows_X86_64 LibreOffice_project/ea7cb86e6eeb2bf3a5af73a8f7777ac570321527</meta:generator>
    <meta:initial-creator>Arthur Hoch</meta:initial-creator>
    <dc:date>2017-10-12T14:19:46.213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4-10-09T20:14:13.559000000"/>
  </office:meta>
</office:document-meta>
</file>